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0ED000001AB8B0DC01AB00659C3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548cm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 fo:min-height="6.828cm" fo:min-width="6.178cm"/>
    </style:style>
    <style:style style:name="gr4" style:family="graphic" style:parent-style-name="standard">
      <style:graphic-properties draw:fill="solid" draw:fill-color="#ffcccc" draw:textarea-horizontal-align="justify" draw:textarea-vertical-align="top" draw:auto-grow-height="false" fo:min-height="3.09cm" fo:min-width="4.14cm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fo:min-height="1.646cm" fo:min-width="4.396cm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 fo:min-height="2.188cm" fo:min-width="4.338cm"/>
    </style:style>
    <style:style style:name="gr7" style:family="graphic" style:parent-style-name="standard">
      <style:graphic-properties draw:fill="solid" draw:fill-color="#ffff66" draw:textarea-horizontal-align="justify" draw:textarea-vertical-align="top" draw:auto-grow-height="false" fo:min-height="6.386cm" fo:min-width="5.636cm"/>
    </style:style>
    <style:style style:name="gr8" style:family="graphic" style:parent-style-name="standard">
      <style:graphic-properties draw:fill="solid" draw:fill-color="#ffcccc" draw:textarea-horizontal-align="justify" draw:textarea-vertical-align="top" draw:auto-grow-height="false" fo:min-height="3.27cm" fo:min-width="4.12cm"/>
    </style:style>
    <style:style style:name="gr9" style:family="graphic" style:parent-style-name="standard">
      <style:graphic-properties draw:fill="solid" draw:fill-color="#ccff99" draw:textarea-horizontal-align="justify" draw:textarea-vertical-align="middle" draw:auto-grow-height="false" fo:min-height="1.194cm" fo:min-width="3.344cm"/>
    </style:style>
    <style:style style:name="gr10" style:family="graphic" style:parent-style-name="standard">
      <style:graphic-properties draw:fill="solid" draw:fill-color="#ffff66" draw:textarea-horizontal-align="justify" draw:textarea-vertical-align="top" draw:auto-grow-height="false" fo:min-height="5.256cm" fo:min-width="18.506cm"/>
    </style:style>
    <style:style style:name="gr11" style:family="graphic" style:parent-style-name="Obiekt_20_bez_20_wypełnienia_20_i_20_bez_20_linii">
      <style:graphic-properties draw:textarea-vertical-align="middle" draw:ole-draw-aspect="1"/>
    </style:style>
    <style:style style:name="gr12" style:family="graphic" style:parent-style-name="standard">
      <style:graphic-properties draw:fill="solid" draw:fill-color="#ccff99" draw:textarea-horizontal-align="justify" draw:textarea-vertical-align="top" draw:auto-grow-height="false" fo:min-height="3.36cm" fo:min-width="4.01cm"/>
    </style:style>
    <style:style style:name="gr13" style:family="graphic" style:parent-style-name="standard">
      <style:graphic-properties draw:fill="solid" draw:fill-color="#ffcccc" draw:textarea-horizontal-align="justify" draw:textarea-vertical-align="top" draw:auto-grow-height="false" fo:min-height="4.444cm" fo:min-width="4.694cm"/>
    </style:style>
    <style:style style:name="gr14" style:family="graphic" style:parent-style-name="standard">
      <style:graphic-properties draw:fill="solid" draw:fill-color="#ccffcc" draw:textarea-horizontal-align="justify" draw:textarea-vertical-align="top" draw:auto-grow-height="false" fo:min-height="4.352cm" fo:min-width="4.102cm"/>
    </style:style>
    <style:style style:name="gr15" style:family="graphic" style:parent-style-name="standard">
      <style:graphic-properties draw:marker-start="Arrow" draw:marker-end="Arrow"/>
    </style:style>
    <style:style style:name="gr16" style:family="graphic" style:parent-style-name="standard">
      <style:graphic-properties draw:marker-start="Arrow" draw:marker-end="Arrow"/>
    </style:style>
    <style:style style:name="gr17" style:family="graphic" style:parent-style-name="standard">
      <style:graphic-properties draw:marker-end="Arrow" draw:fill="solid" draw:fill-color="#ccff00"/>
    </style:style>
    <style:style style:name="gr18" style:family="graphic" style:parent-style-name="standard">
      <style:graphic-properties draw:marker-start="Arrow" draw:marker-end="Arrow" draw:textarea-vertical-align="middle"/>
    </style:style>
    <style:style style:name="gr19" style:family="graphic" style:parent-style-name="standard">
      <style:graphic-properties draw:fill="solid" draw:fill-color="#ffff66" draw:textarea-horizontal-align="justify" draw:textarea-vertical-align="middle" draw:auto-grow-height="false" fo:min-height="2.278cm" fo:min-width="4.3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2cm"/>
    </style:style>
    <style:style style:name="gr21" style:family="graphic" style:parent-style-name="Obiekt_20_bez_20_wypełnienia_20_i_20_bez_20_linii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1.785cm"/>
    </style:style>
    <style:style style:name="gr23" style:family="graphic" style:parent-style-name="standard">
      <style:graphic-properties draw:stroke="none" svg:stroke-color="#000000" draw:fill="none" draw:fill-color="#ffffff" fo:min-height="1.55cm"/>
    </style:style>
    <style:style style:name="gr24" style:family="graphic" style:parent-style-name="jezyki">
      <style:graphic-properties fo:min-height="1.423cm"/>
    </style:style>
    <style:style style:name="gr25" style:family="graphic" style:parent-style-name="jezyki">
      <style:graphic-properties fo:min-height="2.845cm"/>
    </style:style>
    <style:style style:name="gr26" style:family="graphic" style:parent-style-name="jezyki">
      <style:graphic-properties fo:min-height="1.7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</style:style>
    <style:style style:name="P3" style:family="paragraph">
      <loext:graphic-properties draw:fill="solid" draw:fill-color="#ffcccc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solid" draw:fill-color="#ffff66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solid" draw:fill-color="#ffff66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solid" draw:fill-color="#ccff99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ccff99"/>
      <style:paragraph-properties fo:text-align="center"/>
    </style:style>
    <style:style style:name="P8" style:family="paragraph">
      <loext:graphic-properties draw:fill="solid" draw:fill-color="#ffcccc"/>
      <style:paragraph-properties fo:text-align="center"/>
    </style:style>
    <style:style style:name="P9" style:family="paragraph">
      <loext:graphic-properties draw:fill="solid" draw:fill-color="#ccffcc"/>
      <style:paragraph-properties fo:text-align="center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solid" draw:fill-color="#ccff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7" draw:id="id7" draw:layer="layout" svg:width="0.6cm" svg:height="0.5cm" svg:x="16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048cm" svg:height="0.5cm" svg:x="15.752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7.8cm" svg:x="10.6cm" svg:y="1.1cm">
          <text:p text:style-name="P1">Platforma E2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5cm" svg:height="3.7cm" svg:x="11.8cm" svg:y="2.8cm">
          <text:p text:style-name="P1"><text:span text:style-name="T1">FPGA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0" draw:id="id10" draw:layer="layout" svg:width="5.1cm" svg:height="2.1cm" svg:x="23.1cm" svg:y="1.5cm">
          <text:p text:style-name="P1"><text:span text:style-name="T2">Szlaban </text:span></text:p>
          <text:p text:style-name="P1"><text:span text:style-name="T2">wjazdow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8" draw:id="id8" draw:layer="layout" svg:width="5.1cm" svg:height="2.7cm" svg:x="23cm" svg:y="5.3cm">
          <text:p text:style-name="P1"><text:span text:style-name="T2">Terminal do</text:span></text:p>
          <text:p text:style-name="P1"><text:span text:style-name="T2">wpisywania</text:span></text:p>
          <text:p text:style-name="P1"><text:span text:style-name="T2">kodó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6.8cm" svg:height="7.3cm" svg:x="1.5cm" svg:y="1cm">
          <text:p text:style-name="P1"><text:span text:style-name="T1">Płyta rozszerzająca</text:span></text:p>
          <text:p text:style-name="P1"><text:span text:style-name="T1">ARM NX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4" draw:id="id4" draw:layer="layout" svg:width="5cm" svg:height="3.9cm" svg:x="2.3cm" svg:y="2.7cm">
          <text:p text:style-name="P1"><text:span text:style-name="T1">LPC2368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4cm" svg:height="1.6cm" svg:x="12.3cm" svg:y="6.9cm">
          <text:p text:style-name="P1"><text:span text:style-name="T3">Karta siecio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9.6cm" svg:height="6.1cm" svg:x="1.5cm" svg:y="12.9cm">
          <text:p text:style-name="P1">Ser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9.031cm" svg:height="2.257cm" svg:x="1.897cm" svg:y="12.8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2" draw:text-style-name="P7" xml:id="id2" draw:id="id2" draw:layer="layout" svg:width="4.9cm" svg:height="4cm" svg:x="8.5cm" svg:y="14.7cm">
          <text:p text:style-name="P1">Baza Dany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3" draw:id="id3" draw:layer="layout" svg:width="5.7cm" svg:height="5.2cm" draw:transform="skewX (0.00191986217719376) translate (14.503cm 13.3cm)">
          <text:p text:style-name="P1">Witryna</text:p>
          <text:p text:style-name="P1">internetow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" draw:id="id1" draw:layer="layout" svg:width="5.1cm" svg:height="5.1cm" svg:x="2.3cm" svg:y="13.6cm">
          <text:p text:style-name="P1">Usługa </text:p>
          <text:p text:style-name="P1">pośredniczą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7.4cm" svg:y1="16.15cm" svg:x2="8.5cm" svg:y2="16.7cm" draw:start-shape="id1" draw:end-shape="id2" svg:d="M7400 16150h551v550h549" svg:viewBox="0 0 1101 551">
          <text:p/>
        </draw:connector>
        <draw:connector draw:style-name="gr15" draw:text-style-name="P1" draw:layer="layout" svg:x1="13.4cm" svg:y1="16.7cm" svg:x2="14.498cm" svg:y2="15.9cm" draw:start-shape="id2" draw:end-shape="id3" svg:d="M13400 16700h548v-800h550" svg:viewBox="0 0 1099 801">
          <text:p/>
        </draw:connector>
        <draw:connector draw:style-name="gr16" draw:text-style-name="P10" draw:layer="layout" svg:x1="7.3cm" svg:y1="4.65cm" svg:x2="11.8cm" svg:y2="4.65cm" draw:start-shape="id4" draw:start-glue-point="1" draw:end-shape="id5" draw:end-glue-point="3" svg:d="M7300 4650h4500" svg:viewBox="0 0 4501 1"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standard" draw:text-style-name="P1" draw:layer="layout" svg:x1="14.3cm" svg:y1="6.5cm" svg:x2="14.3cm" svg:y2="6.9cm" draw:start-shape="id5" draw:start-glue-point="2" draw:end-shape="id6" draw:end-glue-point="0" svg:d="M14300 6500v400" svg:viewBox="0 0 1 401">
          <text:p/>
        </draw:connector>
        <draw:connector draw:style-name="standard" draw:text-style-name="P1" draw:layer="layout" svg:x1="16.8cm" svg:y1="5.45cm" svg:x2="23cm" svg:y2="6.65cm" draw:start-shape="id7" draw:start-glue-point="1" draw:end-shape="id8" draw:end-glue-point="3" svg:d="M16800 5450h3100v1200h3100" svg:viewBox="0 0 6201 1201">
          <text:p text:style-name="P1"><text:tab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/text:p>
          <text:p text:style-name="P1"><text:tab/>Protokół</text:p>
          <text:p text:style-name="P1"><text:tab/>komunikacyjny</text:p>
          <text:p text:style-name="P1"/>
          <text:p text:style-name="P1"/>
          <text:p text:style-name="P1"/>
          <text:p text:style-name="P1"/>
        </draw:connector>
        <draw:connector draw:style-name="gr16" draw:text-style-name="P1" draw:layer="layout" svg:x1="16.8cm" svg:y1="3.75cm" svg:x2="23.1cm" svg:y2="2.55cm" draw:start-shape="id9" draw:start-glue-point="1" draw:end-shape="id10" draw:end-glue-point="3" svg:d="M16800 3750h3150v-1200h3150" svg:viewBox="0 0 6301 1201">
          <text:p text:style-name="P1"><text:tab/>Sygnały </text:p>
          <text:p text:style-name="P1"><text:tab/>sterujące</text:p>
          <text:p text:style-name="P1"/>
          <text:p text:style-name="P1"/>
          <text:p text:style-name="P1"/>
          <text:p text:style-name="P1"/>
        </draw:connector>
        <draw:connector draw:style-name="gr17" draw:text-style-name="P11" draw:layer="layout" svg:x1="25.55cm" svg:y1="9.5cm" svg:x2="25.55cm" svg:y2="8cm" draw:start-shape="id11" draw:start-glue-point="0" draw:end-shape="id8" svg:d="M25550 9500v-1500" svg:viewBox="0 0 1 1501">
          <text:p/>
        </draw:connector>
        <draw:connector draw:style-name="gr18" draw:text-style-name="P1" draw:layer="layout" draw:line-skew="-0.651cm" svg:x1="14.3cm" svg:y1="8.5cm" svg:x2="4.85cm" svg:y2="13.6cm" draw:start-shape="id6" draw:end-shape="id1" draw:end-glue-point="0" svg:d="M14300 8500v1900h-9450v3200" svg:viewBox="0 0 9451 5101">
          <text:p text:style-name="P1">Ethernet</text:p>
          <text:p text:style-name="P1"/>
          <text:p text:style-name="P1"/>
          <text:p text:style-name="P1"/>
        </draw:connector>
        <draw:custom-shape draw:style-name="gr19" draw:text-style-name="P4" xml:id="id12" draw:id="id12" draw:layer="layout" svg:width="5.1cm" svg:height="2.8cm" svg:x="23cm" svg:y="15.2cm">
          <text:p text:style-name="P1"><text:span text:style-name="T2">Urządzenie </text:span></text:p>
          <text:p text:style-name="P1"><text:span text:style-name="T2">z dostępem do </text:span></text:p>
          <text:p text:style-name="P1"><text:span text:style-name="T2">intern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198cm" svg:y1="15.9cm" svg:x2="23cm" svg:y2="16.6cm" draw:start-shape="id3" draw:start-glue-point="1" draw:end-shape="id12" draw:end-glue-point="3" svg:d="M20198 15900h1403v700h1399" svg:viewBox="0 0 2803 701">
          <text:p/>
        </draw:connector>
        <draw:connector draw:style-name="standard" draw:text-style-name="P1" draw:layer="layout" svg:x1="25.55cm" svg:y1="15.2cm" svg:x2="25.55cm" svg:y2="12.954cm" draw:start-shape="id12" draw:start-glue-point="0" draw:end-shape="id11" svg:d="M25550 15200v-2246" svg:viewBox="0 0 1 2247">
          <text:p/>
        </draw:connector>
        <draw:frame draw:style-name="gr20" draw:text-style-name="P12" draw:layer="layout" svg:width="2.932cm" svg:height="1.673cm" svg:x="20.168cm" svg:y="2.9cm">
          <draw:text-box>
            <text:p>Sygnały </text:p>
            <text:p>zwrotne</text:p>
          </draw:text-box>
        </draw:frame>
        <draw:frame draw:style-name="gr21" draw:text-style-name="P13" xml:id="id11" draw:id="id11" draw:layer="layout" svg:width="2.1cm" svg:height="3.454cm" svg:x="24.5cm" svg:y="9.5cm">
          <draw:image xlink:href="Pictures/10000000000000ED000001AB8B0DC01AB00659C3.bmp" xlink:type="simple" xlink:show="embed" xlink:actuate="onLoad">
            <text:p/>
          </draw:image>
        </draw:frame>
        <draw:frame draw:style-name="gr22" draw:text-style-name="P14" draw:layer="layout" svg:width="2.5cm" svg:height="2.035cm" svg:x="8.3cm" svg:y="3.665cm">
          <draw:text-box>
            <text:p text:style-name="P1">Złącze FMC</text:p>
          </draw:text-box>
        </draw:frame>
        <draw:frame draw:style-name="gr23" draw:text-style-name="P12" draw:layer="layout" svg:width="3.6cm" svg:height="1.8cm" svg:x="2.9cm" svg:y="3.8cm">
          <draw:text-box>
            <text:p/>
          </draw:text-box>
        </draw:frame>
        <draw:frame draw:style-name="gr24" draw:layer="layout" svg:width="4cm" svg:height="1.673cm" svg:x="2.8cm" svg:y="4.327cm">
          <draw:text-box>
            <text:p>Język C</text:p>
          </draw:text-box>
        </draw:frame>
        <draw:frame draw:style-name="gr24" draw:layer="layout" svg:width="4cm" svg:height="1.673cm" svg:x="12.3cm" svg:y="4.027cm">
          <draw:text-box>
            <text:p>VHDL,</text:p>
            <text:p>Assembler</text:p>
          </draw:text-box>
        </draw:frame>
        <draw:frame draw:style-name="gr24" draw:layer="layout" svg:width="4cm" svg:height="1.673cm" svg:x="12.3cm" svg:y="4.028cm">
          <draw:text-box>
            <text:p>VHDL,</text:p>
            <text:p>Assembler</text:p>
          </draw:text-box>
        </draw:frame>
        <draw:frame draw:style-name="gr25" draw:layer="layout" svg:width="4cm" svg:height="3.095cm" svg:x="15.4cm" svg:y="15.205cm">
          <draw:text-box>
            <text:p>HTML, PHP, JavaScript, SQL, XML</text:p>
          </draw:text-box>
        </draw:frame>
        <draw:frame draw:style-name="gr26" draw:layer="layout" svg:width="4cm" svg:height="1.99cm" svg:x="2.8cm" svg:y="15.9cm">
          <draw:text-box>
            <text:p>Java, </text:p>
            <text:p>SQL</text:p>
          </draw:text-box>
        </draw:frame>
        <draw:frame draw:style-name="gr24" draw:layer="layout" svg:width="3.9cm" svg:height="1.673cm" svg:x="9cm" svg:y="16.2cm">
          <draw:text-box>
            <text:p>SQ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="Arrow" draw:marker-start-width="0.2cm" draw:marker-start-center="false" draw:marker-end-width="0.2cm" draw:marker-end-center="false" svg:stroke-linecap="round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1" draw:fill-image-name="Bitmap_20_1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ezyki" style:family="graphic" style:parent-style-name="standard">
      <style:graphic-properties draw:opacity="0%" draw:fill-image-width="0cm" draw:fill-image-height="0cm" draw:shadow-opacity="0%">
        <text:list-style style:name="jezyki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0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9:38:15.211000000</meta:creation-date>
    <dc:date>2016-02-20T21:06:42.756000000</dc:date>
    <meta:editing-duration>PT2H18M40S</meta:editing-duration>
    <meta:editing-cycles>34</meta:editing-cycles>
    <meta:generator>LibreOffice/5.0.4.2$Windows_x86 LibreOffice_project/2b9802c1994aa0b7dc6079e128979269cf95bc78</meta:generator>
    <meta:document-statistic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